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932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_1" table:style-name="ta1">
        <table:shapes>
          <draw:frame draw:z-index="0" draw:style-name="gr1" draw:text-style-name="P1" svg:width="15.999cm" svg:height="8.999cm" svg:x="14.365cm" svg:y="4.564cm">
            <draw:object draw:notify-on-update-of-ranges="1_1.B111:1_1.C1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066cm" svg:height="10.401cm" svg:x="9.894cm" svg:y="0.334cm">
            <draw:object draw:notify-on-update-of-ranges="1_1.C45:1_1.C145 1_1.B45:1_1.B1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ATTRIBUTES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1:MatTau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2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3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4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5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6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COMMENT:;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SWITCH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MAPPINGS:0,0,0,2,1,4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TUP:RES4P <text:s/>07/01/2015 <text:s/>17:07: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E:07/01/20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:17:07:0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ONDITIONS: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SWEE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RT:</text:p>
          </table:table-cell>
          <table:table-cell office:value-type="float" office:value="-0.1" calcext:value-type="float">
            <text:p>-1,00E-0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OP:</text:p>
          </table:table-cell>
          <table:table-cell office:value-type="float" office:value="0.1" calcext:value-type="float">
            <text:p>1,00E-0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NTS:</text:p>
          </table:table-cell>
          <table:table-cell office:value-type="float" office:value="101" calcext:value-type="float">
            <text:p>1,01E+0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EP:</text:p>
          </table:table-cell>
          <table:table-cell office:value-type="float" office:value="0.002" calcext:value-type="float">
            <text:p>2,00E-003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CON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UE:</text:p>
          </table:table-cell>
          <table:table-cell office:value-type="float" office:value="0" calcext:value-type="float">
            <text:p>0,00E+0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CON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UE:</text:p>
          </table:table-cell>
          <table:table-cell office:value-type="float" office:value="0" calcext:value-type="float">
            <text:p>0,00E+0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CON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UE:</text:p>
          </table:table-cell>
          <table:table-cell office:value-type="float" office:value="0" calcext:value-type="float">
            <text:p>0,00E+0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ATA: <text:s/>RES4P <text:s/>07/01/2015 <text:s/>17:07:0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2">
          <table:table-cell office:value-type="float" office:value="-0.1" calcext:value-type="float">
            <text:p>-1,00E-001</text:p>
          </table:table-cell>
          <table:table-cell office:value-type="float" office:value="-0.0676" calcext:value-type="float">
            <text:p>-6,76E-002</text:p>
          </table:table-cell>
          <table:table-cell office:value-type="float" office:value="-0.00034195" calcext:value-type="float">
            <text:p>-3,42E-004</text:p>
          </table:table-cell>
          <table:table-cell office:value-type="float" office:value="197.689721" calcext:value-type="float">
            <text:p>1,98E+002</text:p>
          </table:table-cell>
          <table:table-cell table:number-columns-repeated="2"/>
        </table:table-row>
        <table:table-row table:style-name="ro2">
          <table:table-cell office:value-type="float" office:value="-0.098" calcext:value-type="float">
            <text:p>-9,80E-002</text:p>
          </table:table-cell>
          <table:table-cell office:value-type="float" office:value="-0.066" calcext:value-type="float">
            <text:p>-6,60E-002</text:p>
          </table:table-cell>
          <table:table-cell office:value-type="float" office:value="-0.00033516" calcext:value-type="float">
            <text:p>-3,35E-004</text:p>
          </table:table-cell>
          <table:table-cell office:value-type="float" office:value="196.920874" calcext:value-type="float">
            <text:p>1,97E+002</text:p>
          </table:table-cell>
          <table:table-cell table:number-columns-repeated="2"/>
        </table:table-row>
        <table:table-row table:style-name="ro2">
          <table:table-cell office:value-type="float" office:value="-0.096" calcext:value-type="float">
            <text:p>-9,60E-002</text:p>
          </table:table-cell>
          <table:table-cell office:value-type="float" office:value="-0.0644" calcext:value-type="float">
            <text:p>-6,44E-002</text:p>
          </table:table-cell>
          <table:table-cell office:value-type="float" office:value="-0.00032858" calcext:value-type="float">
            <text:p>-3,29E-004</text:p>
          </table:table-cell>
          <table:table-cell office:value-type="float" office:value="195.994887" calcext:value-type="float">
            <text:p>1,96E+002</text:p>
          </table:table-cell>
          <table:table-cell table:number-columns-repeated="2"/>
        </table:table-row>
        <table:table-row table:style-name="ro2">
          <table:table-cell office:value-type="float" office:value="-0.094" calcext:value-type="float">
            <text:p>-9,40E-002</text:p>
          </table:table-cell>
          <table:table-cell office:value-type="float" office:value="-0.0636" calcext:value-type="float">
            <text:p>-6,36E-002</text:p>
          </table:table-cell>
          <table:table-cell office:value-type="float" office:value="-0.00032147" calcext:value-type="float">
            <text:p>-3,21E-004</text:p>
          </table:table-cell>
          <table:table-cell office:value-type="float" office:value="197.841167" calcext:value-type="float">
            <text:p>1,98E+002</text:p>
          </table:table-cell>
          <table:table-cell table:number-columns-repeated="2"/>
        </table:table-row>
        <table:table-row table:style-name="ro2">
          <table:table-cell office:value-type="float" office:value="-0.092" calcext:value-type="float">
            <text:p>-9,20E-002</text:p>
          </table:table-cell>
          <table:table-cell office:value-type="float" office:value="-0.0616" calcext:value-type="float">
            <text:p>-6,16E-002</text:p>
          </table:table-cell>
          <table:table-cell office:value-type="float" office:value="-0.00031455" calcext:value-type="float">
            <text:p>-3,15E-004</text:p>
          </table:table-cell>
          <table:table-cell office:value-type="float" office:value="195.83532" calcext:value-type="float">
            <text:p>1,96E+002</text:p>
          </table:table-cell>
          <table:table-cell table:number-columns-repeated="2"/>
        </table:table-row>
        <table:table-row table:style-name="ro2">
          <table:table-cell office:value-type="float" office:value="-0.09" calcext:value-type="float">
            <text:p>-9,00E-002</text:p>
          </table:table-cell>
          <table:table-cell office:value-type="float" office:value="-0.0604" calcext:value-type="float">
            <text:p>-6,04E-002</text:p>
          </table:table-cell>
          <table:table-cell office:value-type="float" office:value="-0.00030798" calcext:value-type="float">
            <text:p>-3,08E-004</text:p>
          </table:table-cell>
          <table:table-cell office:value-type="float" office:value="196.116631" calcext:value-type="float">
            <text:p>1,96E+002</text:p>
          </table:table-cell>
          <table:table-cell table:number-columns-repeated="2"/>
        </table:table-row>
        <table:table-row table:style-name="ro2">
          <table:table-cell office:value-type="float" office:value="-0.088" calcext:value-type="float">
            <text:p>-8,80E-002</text:p>
          </table:table-cell>
          <table:table-cell office:value-type="float" office:value="-0.0588" calcext:value-type="float">
            <text:p>-5,88E-002</text:p>
          </table:table-cell>
          <table:table-cell office:value-type="float" office:value="-0.00030105" calcext:value-type="float">
            <text:p>-3,01E-004</text:p>
          </table:table-cell>
          <table:table-cell office:value-type="float" office:value="195.316393" calcext:value-type="float">
            <text:p>1,95E+002</text:p>
          </table:table-cell>
          <table:table-cell table:number-columns-repeated="2"/>
        </table:table-row>
        <table:table-row table:style-name="ro2">
          <table:table-cell office:value-type="float" office:value="-0.086" calcext:value-type="float">
            <text:p>-8,60E-002</text:p>
          </table:table-cell>
          <table:table-cell office:value-type="float" office:value="-0.0576" calcext:value-type="float">
            <text:p>-5,76E-002</text:p>
          </table:table-cell>
          <table:table-cell office:value-type="float" office:value="-0.00029434" calcext:value-type="float">
            <text:p>-2,94E-004</text:p>
          </table:table-cell>
          <table:table-cell office:value-type="float" office:value="195.692057" calcext:value-type="float">
            <text:p>1,96E+002</text:p>
          </table:table-cell>
          <table:table-cell table:number-columns-repeated="2"/>
        </table:table-row>
        <table:table-row table:style-name="ro2">
          <table:table-cell office:value-type="float" office:value="-0.084" calcext:value-type="float">
            <text:p>-8,40E-002</text:p>
          </table:table-cell>
          <table:table-cell office:value-type="float" office:value="-0.0572" calcext:value-type="float">
            <text:p>-5,72E-002</text:p>
          </table:table-cell>
          <table:table-cell office:value-type="float" office:value="-0.00028767" calcext:value-type="float">
            <text:p>-2,88E-004</text:p>
          </table:table-cell>
          <table:table-cell office:value-type="float" office:value="198.838947" calcext:value-type="float">
            <text:p>1,99E+002</text:p>
          </table:table-cell>
          <table:table-cell table:number-columns-repeated="2"/>
        </table:table-row>
        <table:table-row table:style-name="ro2">
          <table:table-cell office:value-type="float" office:value="-0.082" calcext:value-type="float">
            <text:p>-8,20E-002</text:p>
          </table:table-cell>
          <table:table-cell office:value-type="float" office:value="-0.0544" calcext:value-type="float">
            <text:p>-5,44E-002</text:p>
          </table:table-cell>
          <table:table-cell office:value-type="float" office:value="-0.00028066" calcext:value-type="float">
            <text:p>-2,81E-004</text:p>
          </table:table-cell>
          <table:table-cell office:value-type="float" office:value="193.828832" calcext:value-type="float">
            <text:p>1,94E+002</text:p>
          </table:table-cell>
          <table:table-cell table:number-columns-repeated="2"/>
        </table:table-row>
        <table:table-row table:style-name="ro2">
          <table:table-cell office:value-type="float" office:value="-0.08" calcext:value-type="float">
            <text:p>-8,00E-002</text:p>
          </table:table-cell>
          <table:table-cell office:value-type="float" office:value="-0.0532" calcext:value-type="float">
            <text:p>-5,32E-002</text:p>
          </table:table-cell>
          <table:table-cell office:value-type="float" office:value="-0.0002737" calcext:value-type="float">
            <text:p>-2,74E-004</text:p>
          </table:table-cell>
          <table:table-cell office:value-type="float" office:value="194.373402" calcext:value-type="float">
            <text:p>1,94E+002</text:p>
          </table:table-cell>
          <table:table-cell table:number-columns-repeated="2"/>
        </table:table-row>
        <table:table-row table:style-name="ro2">
          <table:table-cell office:value-type="float" office:value="-0.078" calcext:value-type="float">
            <text:p>-7,80E-002</text:p>
          </table:table-cell>
          <table:table-cell office:value-type="float" office:value="-0.052" calcext:value-type="float">
            <text:p>-5,20E-002</text:p>
          </table:table-cell>
          <table:table-cell office:value-type="float" office:value="-0.00026703" calcext:value-type="float">
            <text:p>-2,67E-004</text:p>
          </table:table-cell>
          <table:table-cell office:value-type="float" office:value="194.734674" calcext:value-type="float">
            <text:p>1,95E+002</text:p>
          </table:table-cell>
          <table:table-cell table:number-columns-repeated="2"/>
        </table:table-row>
        <table:table-row table:style-name="ro2">
          <table:table-cell office:value-type="float" office:value="-0.076" calcext:value-type="float">
            <text:p>-7,60E-002</text:p>
          </table:table-cell>
          <table:table-cell office:value-type="float" office:value="-0.0512" calcext:value-type="float">
            <text:p>-5,12E-002</text:p>
          </table:table-cell>
          <table:table-cell office:value-type="float" office:value="-0.00026029" calcext:value-type="float">
            <text:p>-2,60E-004</text:p>
          </table:table-cell>
          <table:table-cell office:value-type="float" office:value="196.703677" calcext:value-type="float">
            <text:p>1,97E+002</text:p>
          </table:table-cell>
          <table:table-cell table:number-columns-repeated="2"/>
        </table:table-row>
        <table:table-row table:style-name="ro2">
          <table:table-cell office:value-type="float" office:value="-0.074" calcext:value-type="float">
            <text:p>-7,40E-002</text:p>
          </table:table-cell>
          <table:table-cell office:value-type="float" office:value="-0.0496" calcext:value-type="float">
            <text:p>-4,96E-002</text:p>
          </table:table-cell>
          <table:table-cell office:value-type="float" office:value="-0.00025345" calcext:value-type="float">
            <text:p>-2,53E-004</text:p>
          </table:table-cell>
          <table:table-cell office:value-type="float" office:value="195.699349" calcext:value-type="float">
            <text:p>1,96E+002</text:p>
          </table:table-cell>
          <table:table-cell table:number-columns-repeated="2"/>
        </table:table-row>
        <table:table-row table:style-name="ro2">
          <table:table-cell office:value-type="float" office:value="-0.072" calcext:value-type="float">
            <text:p>-7,20E-002</text:p>
          </table:table-cell>
          <table:table-cell office:value-type="float" office:value="-0.0484" calcext:value-type="float">
            <text:p>-4,84E-002</text:p>
          </table:table-cell>
          <table:table-cell office:value-type="float" office:value="-0.00024624" calcext:value-type="float">
            <text:p>-2,46E-004</text:p>
          </table:table-cell>
          <table:table-cell office:value-type="float" office:value="196.556205" calcext:value-type="float">
            <text:p>1,97E+002</text:p>
          </table:table-cell>
          <table:table-cell table:number-columns-repeated="2"/>
        </table:table-row>
        <table:table-row table:style-name="ro2">
          <table:table-cell office:value-type="float" office:value="-0.07" calcext:value-type="float">
            <text:p>-7,00E-002</text:p>
          </table:table-cell>
          <table:table-cell office:value-type="float" office:value="-0.0464" calcext:value-type="float">
            <text:p>-4,64E-002</text:p>
          </table:table-cell>
          <table:table-cell office:value-type="float" office:value="-0.00023979" calcext:value-type="float">
            <text:p>-2,40E-004</text:p>
          </table:table-cell>
          <table:table-cell office:value-type="float" office:value="193.502648" calcext:value-type="float">
            <text:p>1,94E+002</text:p>
          </table:table-cell>
          <table:table-cell table:number-columns-repeated="2"/>
        </table:table-row>
        <table:table-row table:style-name="ro2">
          <table:table-cell office:value-type="float" office:value="-0.068" calcext:value-type="float">
            <text:p>-6,80E-002</text:p>
          </table:table-cell>
          <table:table-cell office:value-type="float" office:value="-0.0456" calcext:value-type="float">
            <text:p>-4,56E-002</text:p>
          </table:table-cell>
          <table:table-cell office:value-type="float" office:value="-0.0002328" calcext:value-type="float">
            <text:p>-2,33E-004</text:p>
          </table:table-cell>
          <table:table-cell office:value-type="float" office:value="195.876289" calcext:value-type="float">
            <text:p>1,96E+002</text:p>
          </table:table-cell>
          <table:table-cell table:number-columns-repeated="2"/>
        </table:table-row>
        <table:table-row table:style-name="ro2">
          <table:table-cell office:value-type="float" office:value="-0.066" calcext:value-type="float">
            <text:p>-6,60E-002</text:p>
          </table:table-cell>
          <table:table-cell office:value-type="float" office:value="-0.044" calcext:value-type="float">
            <text:p>-4,40E-002</text:p>
          </table:table-cell>
          <table:table-cell office:value-type="float" office:value="-0.00022613" calcext:value-type="float">
            <text:p>-2,26E-004</text:p>
          </table:table-cell>
          <table:table-cell office:value-type="float" office:value="194.57834" calcext:value-type="float">
            <text:p>1,95E+002</text:p>
          </table:table-cell>
          <table:table-cell table:number-columns-repeated="2"/>
        </table:table-row>
        <table:table-row table:style-name="ro2">
          <table:table-cell office:value-type="float" office:value="-0.064" calcext:value-type="float">
            <text:p>-6,40E-002</text:p>
          </table:table-cell>
          <table:table-cell office:value-type="float" office:value="-0.0428" calcext:value-type="float">
            <text:p>-4,28E-002</text:p>
          </table:table-cell>
          <table:table-cell office:value-type="float" office:value="-0.00021921" calcext:value-type="float">
            <text:p>-2,19E-004</text:p>
          </table:table-cell>
          <table:table-cell office:value-type="float" office:value="195.246567" calcext:value-type="float">
            <text:p>1,95E+002</text:p>
          </table:table-cell>
          <table:table-cell table:number-columns-repeated="2"/>
        </table:table-row>
        <table:table-row table:style-name="ro2">
          <table:table-cell office:value-type="float" office:value="-0.062" calcext:value-type="float">
            <text:p>-6,20E-002</text:p>
          </table:table-cell>
          <table:table-cell office:value-type="float" office:value="-0.0416" calcext:value-type="float">
            <text:p>-4,16E-002</text:p>
          </table:table-cell>
          <table:table-cell office:value-type="float" office:value="-0.00021234" calcext:value-type="float">
            <text:p>-2,12E-004</text:p>
          </table:table-cell>
          <table:table-cell office:value-type="float" office:value="195.912216" calcext:value-type="float">
            <text:p>1,96E+002</text:p>
          </table:table-cell>
          <table:table-cell table:number-columns-repeated="2"/>
        </table:table-row>
        <table:table-row table:style-name="ro2">
          <table:table-cell office:value-type="float" office:value="-0.06" calcext:value-type="float">
            <text:p>-6,00E-002</text:p>
          </table:table-cell>
          <table:table-cell office:value-type="float" office:value="-0.0404" calcext:value-type="float">
            <text:p>-4,04E-002</text:p>
          </table:table-cell>
          <table:table-cell office:value-type="float" office:value="-0.00020558" calcext:value-type="float">
            <text:p>-2,06E-004</text:p>
          </table:table-cell>
          <table:table-cell office:value-type="float" office:value="196.517171" calcext:value-type="float">
            <text:p>1,97E+002</text:p>
          </table:table-cell>
          <table:table-cell table:number-columns-repeated="2"/>
        </table:table-row>
        <table:table-row table:style-name="ro2">
          <table:table-cell office:value-type="float" office:value="-0.058" calcext:value-type="float">
            <text:p>-5,80E-002</text:p>
          </table:table-cell>
          <table:table-cell office:value-type="float" office:value="-0.0388" calcext:value-type="float">
            <text:p>-3,88E-002</text:p>
          </table:table-cell>
          <table:table-cell office:value-type="float" office:value="-0.00019872" calcext:value-type="float">
            <text:p>-1,99E-004</text:p>
          </table:table-cell>
          <table:table-cell office:value-type="float" office:value="195.249597" calcext:value-type="float">
            <text:p>1,95E+002</text:p>
          </table:table-cell>
          <table:table-cell table:number-columns-repeated="2"/>
        </table:table-row>
        <table:table-row table:style-name="ro2">
          <table:table-cell office:value-type="float" office:value="-0.056" calcext:value-type="float">
            <text:p>-5,60E-002</text:p>
          </table:table-cell>
          <table:table-cell office:value-type="float" office:value="-0.0372" calcext:value-type="float">
            <text:p>-3,72E-002</text:p>
          </table:table-cell>
          <table:table-cell office:value-type="float" office:value="-0.00019196" calcext:value-type="float">
            <text:p>-1,92E-004</text:p>
          </table:table-cell>
          <table:table-cell office:value-type="float" office:value="193.790373" calcext:value-type="float">
            <text:p>1,94E+002</text:p>
          </table:table-cell>
          <table:table-cell table:number-columns-repeated="2"/>
        </table:table-row>
        <table:table-row table:style-name="ro2">
          <table:table-cell office:value-type="float" office:value="-0.054" calcext:value-type="float">
            <text:p>-5,40E-002</text:p>
          </table:table-cell>
          <table:table-cell office:value-type="float" office:value="-0.036" calcext:value-type="float">
            <text:p>-3,60E-002</text:p>
          </table:table-cell>
          <table:table-cell office:value-type="float" office:value="-0.00018523" calcext:value-type="float">
            <text:p>-1,85E-004</text:p>
          </table:table-cell>
          <table:table-cell office:value-type="float" office:value="194.352967" calcext:value-type="float">
            <text:p>1,94E+002</text:p>
          </table:table-cell>
          <table:table-cell table:number-columns-repeated="2"/>
        </table:table-row>
        <table:table-row table:style-name="ro2">
          <table:table-cell office:value-type="float" office:value="-0.052" calcext:value-type="float">
            <text:p>-5,20E-002</text:p>
          </table:table-cell>
          <table:table-cell office:value-type="float" office:value="-0.0348" calcext:value-type="float">
            <text:p>-3,48E-002</text:p>
          </table:table-cell>
          <table:table-cell office:value-type="float" office:value="-0.00017829" calcext:value-type="float">
            <text:p>-1,78E-004</text:p>
          </table:table-cell>
          <table:table-cell office:value-type="float" office:value="195.187616" calcext:value-type="float">
            <text:p>1,95E+002</text:p>
          </table:table-cell>
          <table:table-cell table:number-columns-repeated="2"/>
        </table:table-row>
        <table:table-row table:style-name="ro2">
          <table:table-cell office:value-type="float" office:value="-0.05" calcext:value-type="float">
            <text:p>-5,00E-002</text:p>
          </table:table-cell>
          <table:table-cell office:value-type="float" office:value="-0.0336" calcext:value-type="float">
            <text:p>-3,36E-002</text:p>
          </table:table-cell>
          <table:table-cell office:value-type="float" office:value="-0.00017134" calcext:value-type="float">
            <text:p>-1,71E-004</text:p>
          </table:table-cell>
          <table:table-cell office:value-type="float" office:value="196.101319" calcext:value-type="float">
            <text:p>1,96E+002</text:p>
          </table:table-cell>
          <table:table-cell table:number-columns-repeated="2"/>
        </table:table-row>
        <table:table-row table:style-name="ro2">
          <table:table-cell office:value-type="float" office:value="-0.048" calcext:value-type="float">
            <text:p>-4,80E-002</text:p>
          </table:table-cell>
          <table:table-cell office:value-type="float" office:value="-0.032" calcext:value-type="float">
            <text:p>-3,20E-002</text:p>
          </table:table-cell>
          <table:table-cell office:value-type="float" office:value="-0.00016477" calcext:value-type="float">
            <text:p>-1,65E-004</text:p>
          </table:table-cell>
          <table:table-cell office:value-type="float" office:value="194.210111" calcext:value-type="float">
            <text:p>1,94E+002</text:p>
          </table:table-cell>
          <table:table-cell table:number-columns-repeated="2"/>
        </table:table-row>
        <table:table-row table:style-name="ro2">
          <table:table-cell office:value-type="float" office:value="-0.046" calcext:value-type="float">
            <text:p>-4,60E-002</text:p>
          </table:table-cell>
          <table:table-cell office:value-type="float" office:value="-0.0308" calcext:value-type="float">
            <text:p>-3,08E-002</text:p>
          </table:table-cell>
          <table:table-cell office:value-type="float" office:value="-0.00015784" calcext:value-type="float">
            <text:p>-1,58E-004</text:p>
          </table:table-cell>
          <table:table-cell office:value-type="float" office:value="195.134313" calcext:value-type="float">
            <text:p>1,95E+002</text:p>
          </table:table-cell>
          <table:table-cell table:number-columns-repeated="2"/>
        </table:table-row>
        <table:table-row table:style-name="ro2">
          <table:table-cell office:value-type="float" office:value="-0.044" calcext:value-type="float">
            <text:p>-4,40E-002</text:p>
          </table:table-cell>
          <table:table-cell office:value-type="float" office:value="-0.0292" calcext:value-type="float">
            <text:p>-2,92E-002</text:p>
          </table:table-cell>
          <table:table-cell office:value-type="float" office:value="-0.00015124" calcext:value-type="float">
            <text:p>-1,51E-004</text:p>
          </table:table-cell>
          <table:table-cell office:value-type="float" office:value="193.070616" calcext:value-type="float">
            <text:p>1,93E+002</text:p>
          </table:table-cell>
          <table:table-cell table:number-columns-repeated="2"/>
        </table:table-row>
        <table:table-row table:style-name="ro2">
          <table:table-cell office:value-type="float" office:value="-0.042" calcext:value-type="float">
            <text:p>-4,20E-002</text:p>
          </table:table-cell>
          <table:table-cell office:value-type="float" office:value="-0.0276" calcext:value-type="float">
            <text:p>-2,76E-002</text:p>
          </table:table-cell>
          <table:table-cell office:value-type="float" office:value="-0.00014405" calcext:value-type="float">
            <text:p>-1,44E-004</text:p>
          </table:table-cell>
          <table:table-cell office:value-type="float" office:value="191.600139" calcext:value-type="float">
            <text:p>1,92E+002</text:p>
          </table:table-cell>
          <table:table-cell table:number-columns-repeated="2"/>
        </table:table-row>
        <table:table-row table:style-name="ro2">
          <table:table-cell office:value-type="float" office:value="-0.04" calcext:value-type="float">
            <text:p>-4,00E-002</text:p>
          </table:table-cell>
          <table:table-cell office:value-type="float" office:value="-0.026" calcext:value-type="float">
            <text:p>-2,60E-002</text:p>
          </table:table-cell>
          <table:table-cell office:value-type="float" office:value="-0.00013745" calcext:value-type="float">
            <text:p>-1,37E-004</text:p>
          </table:table-cell>
          <table:table-cell office:value-type="float" office:value="189.159694" calcext:value-type="float">
            <text:p>1,89E+002</text:p>
          </table:table-cell>
          <table:table-cell table:number-columns-repeated="2"/>
        </table:table-row>
        <table:table-row table:style-name="ro2">
          <table:table-cell office:value-type="float" office:value="-0.038" calcext:value-type="float">
            <text:p>-3,80E-002</text:p>
          </table:table-cell>
          <table:table-cell office:value-type="float" office:value="-0.0252" calcext:value-type="float">
            <text:p>-2,52E-002</text:p>
          </table:table-cell>
          <table:table-cell office:value-type="float" office:value="-0.00013045" calcext:value-type="float">
            <text:p>-1,30E-004</text:p>
          </table:table-cell>
          <table:table-cell office:value-type="float" office:value="193.177463" calcext:value-type="float">
            <text:p>1,93E+002</text:p>
          </table:table-cell>
          <table:table-cell table:number-columns-repeated="2"/>
        </table:table-row>
        <table:table-row table:style-name="ro2">
          <table:table-cell office:value-type="float" office:value="-0.036" calcext:value-type="float">
            <text:p>-3,60E-002</text:p>
          </table:table-cell>
          <table:table-cell office:value-type="float" office:value="-0.0236" calcext:value-type="float">
            <text:p>-2,36E-002</text:p>
          </table:table-cell>
          <table:table-cell office:value-type="float" office:value="-0.00012379" calcext:value-type="float">
            <text:p>-1,24E-004</text:p>
          </table:table-cell>
          <table:table-cell office:value-type="float" office:value="190.645448" calcext:value-type="float">
            <text:p>1,91E+002</text:p>
          </table:table-cell>
          <table:table-cell table:number-columns-repeated="2"/>
        </table:table-row>
        <table:table-row table:style-name="ro2">
          <table:table-cell office:value-type="float" office:value="-0.034" calcext:value-type="float">
            <text:p>-3,40E-002</text:p>
          </table:table-cell>
          <table:table-cell office:value-type="float" office:value="-0.0224" calcext:value-type="float">
            <text:p>-2,24E-002</text:p>
          </table:table-cell>
          <table:table-cell office:value-type="float" office:value="-0.00011698" calcext:value-type="float">
            <text:p>-1,17E-004</text:p>
          </table:table-cell>
          <table:table-cell office:value-type="float" office:value="191.485724" calcext:value-type="float">
            <text:p>1,91E+002</text:p>
          </table:table-cell>
          <table:table-cell table:number-columns-repeated="2"/>
        </table:table-row>
        <table:table-row table:style-name="ro2">
          <table:table-cell office:value-type="float" office:value="-0.032" calcext:value-type="float">
            <text:p>-3,20E-002</text:p>
          </table:table-cell>
          <table:table-cell office:value-type="float" office:value="-0.0216" calcext:value-type="float">
            <text:p>-2,16E-002</text:p>
          </table:table-cell>
          <table:table-cell office:value-type="float" office:value="-0.00010996" calcext:value-type="float">
            <text:p>-1,10E-004</text:p>
          </table:table-cell>
          <table:table-cell office:value-type="float" office:value="196.435067" calcext:value-type="float">
            <text:p>1,96E+002</text:p>
          </table:table-cell>
          <table:table-cell table:number-columns-repeated="2"/>
        </table:table-row>
        <table:table-row table:style-name="ro2">
          <table:table-cell office:value-type="float" office:value="-0.03" calcext:value-type="float">
            <text:p>-3,00E-002</text:p>
          </table:table-cell>
          <table:table-cell office:value-type="float" office:value="-0.02" calcext:value-type="float">
            <text:p>-2,00E-002</text:p>
          </table:table-cell>
          <table:table-cell office:value-type="float" office:value="-0.00010319" calcext:value-type="float">
            <text:p>-1,03E-004</text:p>
          </table:table-cell>
          <table:table-cell office:value-type="float" office:value="193.81723" calcext:value-type="float">
            <text:p>1,94E+002</text:p>
          </table:table-cell>
          <table:table-cell table:number-columns-repeated="2"/>
        </table:table-row>
        <table:table-row table:style-name="ro2">
          <table:table-cell office:value-type="float" office:value="-0.028" calcext:value-type="float">
            <text:p>-2,80E-002</text:p>
          </table:table-cell>
          <table:table-cell office:value-type="float" office:value="-0.0188" calcext:value-type="float">
            <text:p>-1,88E-002</text:p>
          </table:table-cell>
          <table:table-cell office:value-type="float" office:value="-0.000096541" calcext:value-type="float">
            <text:p>-9,65E-005</text:p>
          </table:table-cell>
          <table:table-cell office:value-type="float" office:value="194.735915" calcext:value-type="float">
            <text:p>1,95E+002</text:p>
          </table:table-cell>
          <table:table-cell table:number-columns-repeated="2"/>
        </table:table-row>
        <table:table-row table:style-name="ro2">
          <table:table-cell office:value-type="float" office:value="-0.026" calcext:value-type="float">
            <text:p>-2,60E-002</text:p>
          </table:table-cell>
          <table:table-cell office:value-type="float" office:value="-0.0172" calcext:value-type="float">
            <text:p>-1,72E-002</text:p>
          </table:table-cell>
          <table:table-cell office:value-type="float" office:value="-0.0000896" calcext:value-type="float">
            <text:p>-8,96E-005</text:p>
          </table:table-cell>
          <table:table-cell office:value-type="float" office:value="191.964286" calcext:value-type="float">
            <text:p>1,92E+002</text:p>
          </table:table-cell>
          <table:table-cell table:number-columns-repeated="2"/>
        </table:table-row>
        <table:table-row table:style-name="ro2">
          <table:table-cell office:value-type="float" office:value="-0.024" calcext:value-type="float">
            <text:p>-2,40E-002</text:p>
          </table:table-cell>
          <table:table-cell office:value-type="float" office:value="-0.0156" calcext:value-type="float">
            <text:p>-1,56E-002</text:p>
          </table:table-cell>
          <table:table-cell office:value-type="float" office:value="-0.000082898" calcext:value-type="float">
            <text:p>-8,29E-005</text:p>
          </table:table-cell>
          <table:table-cell office:value-type="float" office:value="188.183068" calcext:value-type="float">
            <text:p>1,88E+002</text:p>
          </table:table-cell>
          <table:table-cell table:number-columns-repeated="2"/>
        </table:table-row>
        <table:table-row table:style-name="ro2">
          <table:table-cell office:value-type="float" office:value="-0.022" calcext:value-type="float">
            <text:p>-2,20E-002</text:p>
          </table:table-cell>
          <table:table-cell office:value-type="float" office:value="-0.0144" calcext:value-type="float">
            <text:p>-1,44E-002</text:p>
          </table:table-cell>
          <table:table-cell office:value-type="float" office:value="-0.00007594" calcext:value-type="float">
            <text:p>-7,59E-005</text:p>
          </table:table-cell>
          <table:table-cell office:value-type="float" office:value="189.623387" calcext:value-type="float">
            <text:p>1,90E+002</text:p>
          </table:table-cell>
          <table:table-cell table:number-columns-repeated="2"/>
        </table:table-row>
        <table:table-row table:style-name="ro2">
          <table:table-cell office:value-type="float" office:value="-0.02" calcext:value-type="float">
            <text:p>-2,00E-002</text:p>
          </table:table-cell>
          <table:table-cell office:value-type="float" office:value="-0.0128" calcext:value-type="float">
            <text:p>-1,28E-002</text:p>
          </table:table-cell>
          <table:table-cell office:value-type="float" office:value="-0.000069123" calcext:value-type="float">
            <text:p>-6,91E-005</text:p>
          </table:table-cell>
          <table:table-cell office:value-type="float" office:value="185.177148" calcext:value-type="float">
            <text:p>1,85E+002</text:p>
          </table:table-cell>
          <table:table-cell table:number-columns-repeated="2"/>
        </table:table-row>
        <table:table-row table:style-name="ro2">
          <table:table-cell office:value-type="float" office:value="-0.018" calcext:value-type="float">
            <text:p>-1,80E-002</text:p>
          </table:table-cell>
          <table:table-cell office:value-type="float" office:value="-0.0112" calcext:value-type="float">
            <text:p>-1,12E-002</text:p>
          </table:table-cell>
          <table:table-cell office:value-type="float" office:value="-0.000062436" calcext:value-type="float">
            <text:p>-6,24E-005</text:p>
          </table:table-cell>
          <table:table-cell office:value-type="float" office:value="179.383689" calcext:value-type="float">
            <text:p>1,79E+002</text:p>
          </table:table-cell>
          <table:table-cell table:number-columns-repeated="2"/>
        </table:table-row>
        <table:table-row table:style-name="ro2">
          <table:table-cell office:value-type="float" office:value="-0.016" calcext:value-type="float">
            <text:p>-1,60E-002</text:p>
          </table:table-cell>
          <table:table-cell office:value-type="float" office:value="-0.0108" calcext:value-type="float">
            <text:p>-1,08E-002</text:p>
          </table:table-cell>
          <table:table-cell office:value-type="float" office:value="-0.000055454" calcext:value-type="float">
            <text:p>-5,55E-005</text:p>
          </table:table-cell>
          <table:table-cell office:value-type="float" office:value="194.756014" calcext:value-type="float">
            <text:p>1,95E+002</text:p>
          </table:table-cell>
          <table:table-cell table:number-columns-repeated="2"/>
        </table:table-row>
        <table:table-row table:style-name="ro2">
          <table:table-cell office:value-type="float" office:value="-0.014" calcext:value-type="float">
            <text:p>-1,40E-002</text:p>
          </table:table-cell>
          <table:table-cell office:value-type="float" office:value="-0.0088" calcext:value-type="float">
            <text:p>-8,80E-003</text:p>
          </table:table-cell>
          <table:table-cell office:value-type="float" office:value="-0.000048905" calcext:value-type="float">
            <text:p>-4,89E-005</text:p>
          </table:table-cell>
          <table:table-cell office:value-type="float" office:value="179.940701" calcext:value-type="float">
            <text:p>1,80E+002</text:p>
          </table:table-cell>
          <table:table-cell table:number-columns-repeated="2"/>
        </table:table-row>
        <table:table-row table:style-name="ro2">
          <table:table-cell office:value-type="float" office:value="-0.012" calcext:value-type="float">
            <text:p>-1,20E-002</text:p>
          </table:table-cell>
          <table:table-cell office:value-type="float" office:value="-0.0076" calcext:value-type="float">
            <text:p>-7,60E-003</text:p>
          </table:table-cell>
          <table:table-cell office:value-type="float" office:value="-0.000041684" calcext:value-type="float">
            <text:p>-4,17E-005</text:p>
          </table:table-cell>
          <table:table-cell office:value-type="float" office:value="182.324153" calcext:value-type="float">
            <text:p>1,82E+002</text:p>
          </table:table-cell>
          <table:table-cell table:number-columns-repeated="2"/>
        </table:table-row>
        <table:table-row table:style-name="ro2">
          <table:table-cell office:value-type="float" office:value="-0.01" calcext:value-type="float">
            <text:p>-1,00E-002</text:p>
          </table:table-cell>
          <table:table-cell office:value-type="float" office:value="-0.006" calcext:value-type="float">
            <text:p>-6,00E-003</text:p>
          </table:table-cell>
          <table:table-cell office:value-type="float" office:value="-0.000035067" calcext:value-type="float">
            <text:p>-3,51E-005</text:p>
          </table:table-cell>
          <table:table-cell office:value-type="float" office:value="171.101035" calcext:value-type="float">
            <text:p>1,71E+002</text:p>
          </table:table-cell>
          <table:table-cell table:number-columns-repeated="2"/>
        </table:table-row>
        <table:table-row table:style-name="ro2">
          <table:table-cell office:value-type="float" office:value="-0.008" calcext:value-type="float">
            <text:p>-8,00E-003</text:p>
          </table:table-cell>
          <table:table-cell office:value-type="float" office:value="-0.0048" calcext:value-type="float">
            <text:p>-4,80E-003</text:p>
          </table:table-cell>
          <table:table-cell office:value-type="float" office:value="-0.000028134" calcext:value-type="float">
            <text:p>-2,81E-005</text:p>
          </table:table-cell>
          <table:table-cell office:value-type="float" office:value="170.612071" calcext:value-type="float">
            <text:p>1,71E+002</text:p>
          </table:table-cell>
          <table:table-cell table:number-columns-repeated="2"/>
        </table:table-row>
        <table:table-row table:style-name="ro2">
          <table:table-cell office:value-type="float" office:value="-0.006" calcext:value-type="float">
            <text:p>-6,00E-003</text:p>
          </table:table-cell>
          <table:table-cell office:value-type="float" office:value="-0.0032" calcext:value-type="float">
            <text:p>-3,20E-003</text:p>
          </table:table-cell>
          <table:table-cell office:value-type="float" office:value="-0.000021526" calcext:value-type="float">
            <text:p>-2,15E-005</text:p>
          </table:table-cell>
          <table:table-cell office:value-type="float" office:value="148.657438" calcext:value-type="float">
            <text:p>1,49E+002</text:p>
          </table:table-cell>
          <table:table-cell table:number-columns-repeated="2"/>
        </table:table-row>
        <table:table-row table:style-name="ro2">
          <table:table-cell office:value-type="float" office:value="-0.004" calcext:value-type="float">
            <text:p>-4,00E-003</text:p>
          </table:table-cell>
          <table:table-cell office:value-type="float" office:value="-0.0016" calcext:value-type="float">
            <text:p>-1,60E-003</text:p>
          </table:table-cell>
          <table:table-cell office:value-type="float" office:value="-0.000014568" calcext:value-type="float">
            <text:p>-1,46E-005</text:p>
          </table:table-cell>
          <table:table-cell office:value-type="float" office:value="109.829764" calcext:value-type="float">
            <text:p>1,10E+002</text:p>
          </table:table-cell>
          <table:table-cell table:number-columns-repeated="2"/>
        </table:table-row>
        <table:table-row table:style-name="ro2">
          <table:table-cell office:value-type="float" office:value="-0.002" calcext:value-type="float">
            <text:p>-2,00E-003</text:p>
          </table:table-cell>
          <table:table-cell office:value-type="float" office:value="-0.0008" calcext:value-type="float">
            <text:p>-8,00E-004</text:p>
          </table:table-cell>
          <table:table-cell office:value-type="float" office:value="-0.00000766" calcext:value-type="float">
            <text:p>-7,66E-006</text:p>
          </table:table-cell>
          <table:table-cell office:value-type="float" office:value="104.438642" calcext:value-type="float">
            <text:p>1,04E+002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,00E+000</text:p>
          </table:table-cell>
          <table:table-cell office:value-type="float" office:value="0.0004" calcext:value-type="float">
            <text:p>4,00E-004</text:p>
          </table:table-cell>
          <table:table-cell office:value-type="float" office:value="-0.00000023825" calcext:value-type="float">
            <text:p>-2,38E-007</text:p>
          </table:table-cell>
          <table:table-cell office:value-type="float" office:value="-1678.90871" calcext:value-type="float">
            <text:p>-1,68E+003</text:p>
          </table:table-cell>
          <table:table-cell table:number-columns-repeated="2"/>
        </table:table-row>
        <table:table-row table:style-name="ro2">
          <table:table-cell office:value-type="float" office:value="0.002" calcext:value-type="float">
            <text:p>2,00E-003</text:p>
          </table:table-cell>
          <table:table-cell office:value-type="float" office:value="0.0008" calcext:value-type="float">
            <text:p>8,00E-004</text:p>
          </table:table-cell>
          <table:table-cell office:value-type="float" office:value="-0.00000049473" calcext:value-type="float">
            <text:p>-4,95E-007</text:p>
          </table:table-cell>
          <table:table-cell office:value-type="float" office:value="-1617.04364" calcext:value-type="float">
            <text:p>-1,62E+003</text:p>
          </table:table-cell>
          <table:table-cell table:number-columns-repeated="2"/>
        </table:table-row>
        <table:table-row table:style-name="ro2">
          <table:table-cell office:value-type="float" office:value="0.004" calcext:value-type="float">
            <text:p>4,00E-003</text:p>
          </table:table-cell>
          <table:table-cell office:value-type="float" office:value="0.0036" calcext:value-type="float">
            <text:p>3,60E-003</text:p>
          </table:table-cell>
          <table:table-cell office:value-type="float" office:value="0.000012521" calcext:value-type="float">
            <text:p>1,25E-005</text:p>
          </table:table-cell>
          <table:table-cell office:value-type="float" office:value="287.516971" calcext:value-type="float">
            <text:p>2,88E+002</text:p>
          </table:table-cell>
          <table:table-cell table:number-columns-repeated="2"/>
        </table:table-row>
        <table:table-row table:style-name="ro2">
          <table:table-cell office:value-type="float" office:value="0.006" calcext:value-type="float">
            <text:p>6,00E-003</text:p>
          </table:table-cell>
          <table:table-cell office:value-type="float" office:value="0.004" calcext:value-type="float">
            <text:p>4,00E-003</text:p>
          </table:table-cell>
          <table:table-cell office:value-type="float" office:value="0.000019786" calcext:value-type="float">
            <text:p>1,98E-005</text:p>
          </table:table-cell>
          <table:table-cell office:value-type="float" office:value="202.163146" calcext:value-type="float">
            <text:p>2,02E+002</text:p>
          </table:table-cell>
          <table:table-cell table:number-columns-repeated="2"/>
        </table:table-row>
        <table:table-row table:style-name="ro2">
          <table:table-cell office:value-type="float" office:value="0.008" calcext:value-type="float">
            <text:p>8,00E-003</text:p>
          </table:table-cell>
          <table:table-cell office:value-type="float" office:value="0.0064" calcext:value-type="float">
            <text:p>6,40E-003</text:p>
          </table:table-cell>
          <table:table-cell office:value-type="float" office:value="0.000026568" calcext:value-type="float">
            <text:p>2,66E-005</text:p>
          </table:table-cell>
          <table:table-cell office:value-type="float" office:value="240.891298" calcext:value-type="float">
            <text:p>2,41E+002</text:p>
          </table:table-cell>
          <table:table-cell table:number-columns-repeated="2"/>
        </table:table-row>
        <table:table-row table:style-name="ro2">
          <table:table-cell office:value-type="float" office:value="0.01" calcext:value-type="float">
            <text:p>1,00E-002</text:p>
          </table:table-cell>
          <table:table-cell office:value-type="float" office:value="0.0068" calcext:value-type="float">
            <text:p>6,80E-003</text:p>
          </table:table-cell>
          <table:table-cell office:value-type="float" office:value="0.000033303" calcext:value-type="float">
            <text:p>3,33E-005</text:p>
          </table:table-cell>
          <table:table-cell office:value-type="float" office:value="204.185809" calcext:value-type="float">
            <text:p>2,04E+002</text:p>
          </table:table-cell>
          <table:table-cell table:number-columns-repeated="2"/>
        </table:table-row>
        <table:table-row table:style-name="ro2">
          <table:table-cell office:value-type="float" office:value="0.012" calcext:value-type="float">
            <text:p>1,20E-002</text:p>
          </table:table-cell>
          <table:table-cell office:value-type="float" office:value="0.0088" calcext:value-type="float">
            <text:p>8,80E-003</text:p>
          </table:table-cell>
          <table:table-cell office:value-type="float" office:value="0.000040167" calcext:value-type="float">
            <text:p>4,02E-005</text:p>
          </table:table-cell>
          <table:table-cell office:value-type="float" office:value="219.085319" calcext:value-type="float">
            <text:p>2,19E+002</text:p>
          </table:table-cell>
          <table:table-cell table:number-columns-repeated="2"/>
        </table:table-row>
        <table:table-row table:style-name="ro2">
          <table:table-cell office:value-type="float" office:value="0.014" calcext:value-type="float">
            <text:p>1,40E-002</text:p>
          </table:table-cell>
          <table:table-cell office:value-type="float" office:value="0.0104" calcext:value-type="float">
            <text:p>1,04E-002</text:p>
          </table:table-cell>
          <table:table-cell office:value-type="float" office:value="0.000047" calcext:value-type="float">
            <text:p>4,70E-005</text:p>
          </table:table-cell>
          <table:table-cell office:value-type="float" office:value="221.276596" calcext:value-type="float">
            <text:p>2,21E+002</text:p>
          </table:table-cell>
          <table:table-cell table:number-columns-repeated="2"/>
        </table:table-row>
        <table:table-row table:style-name="ro2">
          <table:table-cell office:value-type="float" office:value="0.016" calcext:value-type="float">
            <text:p>1,60E-002</text:p>
          </table:table-cell>
          <table:table-cell office:value-type="float" office:value="0.0116" calcext:value-type="float">
            <text:p>1,16E-002</text:p>
          </table:table-cell>
          <table:table-cell office:value-type="float" office:value="0.000054007" calcext:value-type="float">
            <text:p>5,40E-005</text:p>
          </table:table-cell>
          <table:table-cell office:value-type="float" office:value="214.786972" calcext:value-type="float">
            <text:p>2,15E+002</text:p>
          </table:table-cell>
          <table:table-cell table:number-columns-repeated="2"/>
        </table:table-row>
        <table:table-row table:style-name="ro2">
          <table:table-cell office:value-type="float" office:value="0.018" calcext:value-type="float">
            <text:p>1,80E-002</text:p>
          </table:table-cell>
          <table:table-cell office:value-type="float" office:value="0.0132" calcext:value-type="float">
            <text:p>1,32E-002</text:p>
          </table:table-cell>
          <table:table-cell office:value-type="float" office:value="0.000060622" calcext:value-type="float">
            <text:p>6,06E-005</text:p>
          </table:table-cell>
          <table:table-cell office:value-type="float" office:value="217.742734" calcext:value-type="float">
            <text:p>2,18E+002</text:p>
          </table:table-cell>
          <table:table-cell table:number-columns-repeated="2"/>
        </table:table-row>
        <table:table-row table:style-name="ro2">
          <table:table-cell office:value-type="float" office:value="0.02" calcext:value-type="float">
            <text:p>2,00E-002</text:p>
          </table:table-cell>
          <table:table-cell office:value-type="float" office:value="0.0144" calcext:value-type="float">
            <text:p>1,44E-002</text:p>
          </table:table-cell>
          <table:table-cell office:value-type="float" office:value="0.000067532" calcext:value-type="float">
            <text:p>6,75E-005</text:p>
          </table:table-cell>
          <table:table-cell office:value-type="float" office:value="213.232245" calcext:value-type="float">
            <text:p>2,13E+002</text:p>
          </table:table-cell>
          <table:table-cell table:number-columns-repeated="2"/>
        </table:table-row>
        <table:table-row table:style-name="ro2">
          <table:table-cell office:value-type="float" office:value="0.022" calcext:value-type="float">
            <text:p>2,20E-002</text:p>
          </table:table-cell>
          <table:table-cell office:value-type="float" office:value="0.0156" calcext:value-type="float">
            <text:p>1,56E-002</text:p>
          </table:table-cell>
          <table:table-cell office:value-type="float" office:value="0.000074077" calcext:value-type="float">
            <text:p>7,41E-005</text:p>
          </table:table-cell>
          <table:table-cell office:value-type="float" office:value="210.591682" calcext:value-type="float">
            <text:p>2,11E+002</text:p>
          </table:table-cell>
          <table:table-cell table:number-columns-repeated="2"/>
        </table:table-row>
        <table:table-row table:style-name="ro2">
          <table:table-cell office:value-type="float" office:value="0.024" calcext:value-type="float">
            <text:p>2,40E-002</text:p>
          </table:table-cell>
          <table:table-cell office:value-type="float" office:value="0.0172" calcext:value-type="float">
            <text:p>1,72E-002</text:p>
          </table:table-cell>
          <table:table-cell office:value-type="float" office:value="0.000081397" calcext:value-type="float">
            <text:p>8,14E-005</text:p>
          </table:table-cell>
          <table:table-cell office:value-type="float" office:value="211.309999" calcext:value-type="float">
            <text:p>2,11E+002</text:p>
          </table:table-cell>
          <table:table-cell table:number-columns-repeated="2"/>
        </table:table-row>
        <table:table-row table:style-name="ro2">
          <table:table-cell office:value-type="float" office:value="0.026" calcext:value-type="float">
            <text:p>2,60E-002</text:p>
          </table:table-cell>
          <table:table-cell office:value-type="float" office:value="0.018" calcext:value-type="float">
            <text:p>1,80E-002</text:p>
          </table:table-cell>
          <table:table-cell office:value-type="float" office:value="0.000087934" calcext:value-type="float">
            <text:p>8,79E-005</text:p>
          </table:table-cell>
          <table:table-cell office:value-type="float" office:value="204.698979" calcext:value-type="float">
            <text:p>2,05E+002</text:p>
          </table:table-cell>
          <table:table-cell table:number-columns-repeated="2"/>
        </table:table-row>
        <table:table-row table:style-name="ro2">
          <table:table-cell office:value-type="float" office:value="0.028" calcext:value-type="float">
            <text:p>2,80E-002</text:p>
          </table:table-cell>
          <table:table-cell office:value-type="float" office:value="0.02" calcext:value-type="float">
            <text:p>2,00E-002</text:p>
          </table:table-cell>
          <table:table-cell office:value-type="float" office:value="0.000094803" calcext:value-type="float">
            <text:p>9,48E-005</text:p>
          </table:table-cell>
          <table:table-cell office:value-type="float" office:value="210.963788" calcext:value-type="float">
            <text:p>2,11E+002</text:p>
          </table:table-cell>
          <table:table-cell table:number-columns-repeated="2"/>
        </table:table-row>
        <table:table-row table:style-name="ro2">
          <table:table-cell office:value-type="float" office:value="0.03" calcext:value-type="float">
            <text:p>3,00E-002</text:p>
          </table:table-cell>
          <table:table-cell office:value-type="float" office:value="0.0208" calcext:value-type="float">
            <text:p>2,08E-002</text:p>
          </table:table-cell>
          <table:table-cell office:value-type="float" office:value="0.000101499" calcext:value-type="float">
            <text:p>1,01E-004</text:p>
          </table:table-cell>
          <table:table-cell office:value-type="float" office:value="204.928127" calcext:value-type="float">
            <text:p>2,05E+002</text:p>
          </table:table-cell>
          <table:table-cell table:number-columns-repeated="2"/>
        </table:table-row>
        <table:table-row table:style-name="ro2">
          <table:table-cell office:value-type="float" office:value="0.032" calcext:value-type="float">
            <text:p>3,20E-002</text:p>
          </table:table-cell>
          <table:table-cell office:value-type="float" office:value="0.0224" calcext:value-type="float">
            <text:p>2,24E-002</text:p>
          </table:table-cell>
          <table:table-cell office:value-type="float" office:value="0.000108404" calcext:value-type="float">
            <text:p>1,08E-004</text:p>
          </table:table-cell>
          <table:table-cell office:value-type="float" office:value="206.634442" calcext:value-type="float">
            <text:p>2,07E+002</text:p>
          </table:table-cell>
          <table:table-cell table:number-columns-repeated="2"/>
        </table:table-row>
        <table:table-row table:style-name="ro2">
          <table:table-cell office:value-type="float" office:value="0.034" calcext:value-type="float">
            <text:p>3,40E-002</text:p>
          </table:table-cell>
          <table:table-cell office:value-type="float" office:value="0.024" calcext:value-type="float">
            <text:p>2,40E-002</text:p>
          </table:table-cell>
          <table:table-cell office:value-type="float" office:value="0.00011536" calcext:value-type="float">
            <text:p>1,15E-004</text:p>
          </table:table-cell>
          <table:table-cell office:value-type="float" office:value="208.044383" calcext:value-type="float">
            <text:p>2,08E+002</text:p>
          </table:table-cell>
          <table:table-cell table:number-columns-repeated="2"/>
        </table:table-row>
        <table:table-row table:style-name="ro2">
          <table:table-cell office:value-type="float" office:value="0.036" calcext:value-type="float">
            <text:p>3,60E-002</text:p>
          </table:table-cell>
          <table:table-cell office:value-type="float" office:value="0.0248" calcext:value-type="float">
            <text:p>2,48E-002</text:p>
          </table:table-cell>
          <table:table-cell office:value-type="float" office:value="0.00012204" calcext:value-type="float">
            <text:p>1,22E-004</text:p>
          </table:table-cell>
          <table:table-cell office:value-type="float" office:value="203.212062" calcext:value-type="float">
            <text:p>2,03E+002</text:p>
          </table:table-cell>
          <table:table-cell table:number-columns-repeated="2"/>
        </table:table-row>
        <table:table-row table:style-name="ro2">
          <table:table-cell office:value-type="float" office:value="0.038" calcext:value-type="float">
            <text:p>3,80E-002</text:p>
          </table:table-cell>
          <table:table-cell office:value-type="float" office:value="0.026" calcext:value-type="float">
            <text:p>2,60E-002</text:p>
          </table:table-cell>
          <table:table-cell office:value-type="float" office:value="0.0001289" calcext:value-type="float">
            <text:p>1,29E-004</text:p>
          </table:table-cell>
          <table:table-cell office:value-type="float" office:value="201.706749" calcext:value-type="float">
            <text:p>2,02E+002</text:p>
          </table:table-cell>
          <table:table-cell table:number-columns-repeated="2"/>
        </table:table-row>
        <table:table-row table:style-name="ro2">
          <table:table-cell office:value-type="float" office:value="0.04" calcext:value-type="float">
            <text:p>4,00E-002</text:p>
          </table:table-cell>
          <table:table-cell office:value-type="float" office:value="0.0272" calcext:value-type="float">
            <text:p>2,72E-002</text:p>
          </table:table-cell>
          <table:table-cell office:value-type="float" office:value="0.00013547" calcext:value-type="float">
            <text:p>1,35E-004</text:p>
          </table:table-cell>
          <table:table-cell office:value-type="float" office:value="200.782461" calcext:value-type="float">
            <text:p>2,01E+002</text:p>
          </table:table-cell>
          <table:table-cell table:number-columns-repeated="2"/>
        </table:table-row>
        <table:table-row table:style-name="ro2">
          <table:table-cell office:value-type="float" office:value="0.042" calcext:value-type="float">
            <text:p>4,20E-002</text:p>
          </table:table-cell>
          <table:table-cell office:value-type="float" office:value="0.0288" calcext:value-type="float">
            <text:p>2,88E-002</text:p>
          </table:table-cell>
          <table:table-cell office:value-type="float" office:value="0.00014216" calcext:value-type="float">
            <text:p>1,42E-004</text:p>
          </table:table-cell>
          <table:table-cell office:value-type="float" office:value="202.588633" calcext:value-type="float">
            <text:p>2,03E+002</text:p>
          </table:table-cell>
          <table:table-cell table:number-columns-repeated="2"/>
        </table:table-row>
        <table:table-row table:style-name="ro2">
          <table:table-cell office:value-type="float" office:value="0.044" calcext:value-type="float">
            <text:p>4,40E-002</text:p>
          </table:table-cell>
          <table:table-cell office:value-type="float" office:value="0.03" calcext:value-type="float">
            <text:p>3,00E-002</text:p>
          </table:table-cell>
          <table:table-cell office:value-type="float" office:value="0.00014958" calcext:value-type="float">
            <text:p>1,50E-004</text:p>
          </table:table-cell>
          <table:table-cell office:value-type="float" office:value="200.561572" calcext:value-type="float">
            <text:p>2,01E+002</text:p>
          </table:table-cell>
          <table:table-cell table:number-columns-repeated="2"/>
        </table:table-row>
        <table:table-row table:style-name="ro2">
          <table:table-cell office:value-type="float" office:value="0.046" calcext:value-type="float">
            <text:p>4,60E-002</text:p>
          </table:table-cell>
          <table:table-cell office:value-type="float" office:value="0.0316" calcext:value-type="float">
            <text:p>3,16E-002</text:p>
          </table:table-cell>
          <table:table-cell office:value-type="float" office:value="0.00015597" calcext:value-type="float">
            <text:p>1,56E-004</text:p>
          </table:table-cell>
          <table:table-cell office:value-type="float" office:value="202.603065" calcext:value-type="float">
            <text:p>2,03E+002</text:p>
          </table:table-cell>
          <table:table-cell table:number-columns-repeated="2"/>
        </table:table-row>
        <table:table-row table:style-name="ro2">
          <table:table-cell office:value-type="float" office:value="0.048" calcext:value-type="float">
            <text:p>4,80E-002</text:p>
          </table:table-cell>
          <table:table-cell office:value-type="float" office:value="0.0324" calcext:value-type="float">
            <text:p>3,24E-002</text:p>
          </table:table-cell>
          <table:table-cell office:value-type="float" office:value="0.00016292" calcext:value-type="float">
            <text:p>1,63E-004</text:p>
          </table:table-cell>
          <table:table-cell office:value-type="float" office:value="198.870611" calcext:value-type="float">
            <text:p>1,99E+002</text:p>
          </table:table-cell>
          <table:table-cell table:number-columns-repeated="2"/>
        </table:table-row>
        <table:table-row table:style-name="ro2">
          <table:table-cell office:value-type="float" office:value="0.05" calcext:value-type="float">
            <text:p>5,00E-002</text:p>
          </table:table-cell>
          <table:table-cell office:value-type="float" office:value="0.034" calcext:value-type="float">
            <text:p>3,40E-002</text:p>
          </table:table-cell>
          <table:table-cell office:value-type="float" office:value="0.00016958" calcext:value-type="float">
            <text:p>1,70E-004</text:p>
          </table:table-cell>
          <table:table-cell office:value-type="float" office:value="200.495341" calcext:value-type="float">
            <text:p>2,00E+002</text:p>
          </table:table-cell>
          <table:table-cell table:number-columns-repeated="2"/>
        </table:table-row>
        <table:table-row table:style-name="ro2">
          <table:table-cell office:value-type="float" office:value="0.052" calcext:value-type="float">
            <text:p>5,20E-002</text:p>
          </table:table-cell>
          <table:table-cell office:value-type="float" office:value="0.036" calcext:value-type="float">
            <text:p>3,60E-002</text:p>
          </table:table-cell>
          <table:table-cell office:value-type="float" office:value="0.0001767" calcext:value-type="float">
            <text:p>1,77E-004</text:p>
          </table:table-cell>
          <table:table-cell office:value-type="float" office:value="203.735144" calcext:value-type="float">
            <text:p>2,04E+002</text:p>
          </table:table-cell>
          <table:table-cell table:number-columns-repeated="2"/>
        </table:table-row>
        <table:table-row table:style-name="ro2">
          <table:table-cell office:value-type="float" office:value="0.054" calcext:value-type="float">
            <text:p>5,40E-002</text:p>
          </table:table-cell>
          <table:table-cell office:value-type="float" office:value="0.0372" calcext:value-type="float">
            <text:p>3,72E-002</text:p>
          </table:table-cell>
          <table:table-cell office:value-type="float" office:value="0.00018328" calcext:value-type="float">
            <text:p>1,83E-004</text:p>
          </table:table-cell>
          <table:table-cell office:value-type="float" office:value="202.968136" calcext:value-type="float">
            <text:p>2,03E+002</text:p>
          </table:table-cell>
          <table:table-cell table:number-columns-repeated="2"/>
        </table:table-row>
        <table:table-row table:style-name="ro2">
          <table:table-cell office:value-type="float" office:value="0.056" calcext:value-type="float">
            <text:p>5,60E-002</text:p>
          </table:table-cell>
          <table:table-cell office:value-type="float" office:value="0.0388" calcext:value-type="float">
            <text:p>3,88E-002</text:p>
          </table:table-cell>
          <table:table-cell office:value-type="float" office:value="0.00019025" calcext:value-type="float">
            <text:p>1,90E-004</text:p>
          </table:table-cell>
          <table:table-cell office:value-type="float" office:value="203.942181" calcext:value-type="float">
            <text:p>2,04E+002</text:p>
          </table:table-cell>
          <table:table-cell table:number-columns-repeated="2"/>
        </table:table-row>
        <table:table-row table:style-name="ro2">
          <table:table-cell office:value-type="float" office:value="0.058" calcext:value-type="float">
            <text:p>5,80E-002</text:p>
          </table:table-cell>
          <table:table-cell office:value-type="float" office:value="0.04" calcext:value-type="float">
            <text:p>4,00E-002</text:p>
          </table:table-cell>
          <table:table-cell office:value-type="float" office:value="0.00019714" calcext:value-type="float">
            <text:p>1,97E-004</text:p>
          </table:table-cell>
          <table:table-cell office:value-type="float" office:value="202.901491" calcext:value-type="float">
            <text:p>2,03E+002</text:p>
          </table:table-cell>
          <table:table-cell table:number-columns-repeated="2"/>
        </table:table-row>
        <table:table-row table:style-name="ro2">
          <table:table-cell office:value-type="float" office:value="0.06" calcext:value-type="float">
            <text:p>6,00E-002</text:p>
          </table:table-cell>
          <table:table-cell office:value-type="float" office:value="0.0408" calcext:value-type="float">
            <text:p>4,08E-002</text:p>
          </table:table-cell>
          <table:table-cell office:value-type="float" office:value="0.00020386" calcext:value-type="float">
            <text:p>2,04E-004</text:p>
          </table:table-cell>
          <table:table-cell office:value-type="float" office:value="200.137349" calcext:value-type="float">
            <text:p>2,00E+002</text:p>
          </table:table-cell>
          <table:table-cell table:number-columns-repeated="2"/>
        </table:table-row>
        <table:table-row table:style-name="ro2">
          <table:table-cell office:value-type="float" office:value="0.062" calcext:value-type="float">
            <text:p>6,20E-002</text:p>
          </table:table-cell>
          <table:table-cell office:value-type="float" office:value="0.042" calcext:value-type="float">
            <text:p>4,20E-002</text:p>
          </table:table-cell>
          <table:table-cell office:value-type="float" office:value="0.00021051" calcext:value-type="float">
            <text:p>2,11E-004</text:p>
          </table:table-cell>
          <table:table-cell office:value-type="float" office:value="199.515462" calcext:value-type="float">
            <text:p>2,00E+002</text:p>
          </table:table-cell>
          <table:table-cell table:number-columns-repeated="2"/>
        </table:table-row>
        <table:table-row table:style-name="ro2">
          <table:table-cell office:value-type="float" office:value="0.064" calcext:value-type="float">
            <text:p>6,40E-002</text:p>
          </table:table-cell>
          <table:table-cell office:value-type="float" office:value="0.044" calcext:value-type="float">
            <text:p>4,40E-002</text:p>
          </table:table-cell>
          <table:table-cell office:value-type="float" office:value="0.00021762" calcext:value-type="float">
            <text:p>2,18E-004</text:p>
          </table:table-cell>
          <table:table-cell office:value-type="float" office:value="202.187299" calcext:value-type="float">
            <text:p>2,02E+002</text:p>
          </table:table-cell>
          <table:table-cell table:number-columns-repeated="2"/>
        </table:table-row>
        <table:table-row table:style-name="ro2">
          <table:table-cell office:value-type="float" office:value="0.066" calcext:value-type="float">
            <text:p>6,60E-002</text:p>
          </table:table-cell>
          <table:table-cell office:value-type="float" office:value="0.0452" calcext:value-type="float">
            <text:p>4,52E-002</text:p>
          </table:table-cell>
          <table:table-cell office:value-type="float" office:value="0.00022465" calcext:value-type="float">
            <text:p>2,25E-004</text:p>
          </table:table-cell>
          <table:table-cell office:value-type="float" office:value="201.20187" calcext:value-type="float">
            <text:p>2,01E+002</text:p>
          </table:table-cell>
          <table:table-cell table:number-columns-repeated="2"/>
        </table:table-row>
        <table:table-row table:style-name="ro2">
          <table:table-cell office:value-type="float" office:value="0.068" calcext:value-type="float">
            <text:p>6,80E-002</text:p>
          </table:table-cell>
          <table:table-cell office:value-type="float" office:value="0.0468" calcext:value-type="float">
            <text:p>4,68E-002</text:p>
          </table:table-cell>
          <table:table-cell office:value-type="float" office:value="0.00023103" calcext:value-type="float">
            <text:p>2,31E-004</text:p>
          </table:table-cell>
          <table:table-cell office:value-type="float" office:value="202.571095" calcext:value-type="float">
            <text:p>2,03E+002</text:p>
          </table:table-cell>
          <table:table-cell table:number-columns-repeated="2"/>
        </table:table-row>
        <table:table-row table:style-name="ro2">
          <table:table-cell office:value-type="float" office:value="0.07" calcext:value-type="float">
            <text:p>7,00E-002</text:p>
          </table:table-cell>
          <table:table-cell office:value-type="float" office:value="0.048" calcext:value-type="float">
            <text:p>4,80E-002</text:p>
          </table:table-cell>
          <table:table-cell office:value-type="float" office:value="0.00023791" calcext:value-type="float">
            <text:p>2,38E-004</text:p>
          </table:table-cell>
          <table:table-cell office:value-type="float" office:value="201.756967" calcext:value-type="float">
            <text:p>2,02E+002</text:p>
          </table:table-cell>
          <table:table-cell table:number-columns-repeated="2"/>
        </table:table-row>
        <table:table-row table:style-name="ro2">
          <table:table-cell office:value-type="float" office:value="0.072" calcext:value-type="float">
            <text:p>7,20E-002</text:p>
          </table:table-cell>
          <table:table-cell office:value-type="float" office:value="0.0492" calcext:value-type="float">
            <text:p>4,92E-002</text:p>
          </table:table-cell>
          <table:table-cell office:value-type="float" office:value="0.00024506" calcext:value-type="float">
            <text:p>2,45E-004</text:p>
          </table:table-cell>
          <table:table-cell office:value-type="float" office:value="200.767159" calcext:value-type="float">
            <text:p>2,01E+002</text:p>
          </table:table-cell>
          <table:table-cell table:number-columns-repeated="2"/>
        </table:table-row>
        <table:table-row table:style-name="ro2">
          <table:table-cell office:value-type="float" office:value="0.074" calcext:value-type="float">
            <text:p>7,40E-002</text:p>
          </table:table-cell>
          <table:table-cell office:value-type="float" office:value="0.0508" calcext:value-type="float">
            <text:p>5,08E-002</text:p>
          </table:table-cell>
          <table:table-cell office:value-type="float" office:value="0.00025207" calcext:value-type="float">
            <text:p>2,52E-004</text:p>
          </table:table-cell>
          <table:table-cell office:value-type="float" office:value="201.531321" calcext:value-type="float">
            <text:p>2,02E+002</text:p>
          </table:table-cell>
          <table:table-cell table:number-columns-repeated="2"/>
        </table:table-row>
        <table:table-row table:style-name="ro2">
          <table:table-cell office:value-type="float" office:value="0.076" calcext:value-type="float">
            <text:p>7,60E-002</text:p>
          </table:table-cell>
          <table:table-cell office:value-type="float" office:value="0.0516" calcext:value-type="float">
            <text:p>5,16E-002</text:p>
          </table:table-cell>
          <table:table-cell office:value-type="float" office:value="0.00025835" calcext:value-type="float">
            <text:p>2,58E-004</text:p>
          </table:table-cell>
          <table:table-cell office:value-type="float" office:value="199.72905" calcext:value-type="float">
            <text:p>2,00E+002</text:p>
          </table:table-cell>
          <table:table-cell table:number-columns-repeated="2"/>
        </table:table-row>
        <table:table-row table:style-name="ro2">
          <table:table-cell office:value-type="float" office:value="0.078" calcext:value-type="float">
            <text:p>7,80E-002</text:p>
          </table:table-cell>
          <table:table-cell office:value-type="float" office:value="0.0532" calcext:value-type="float">
            <text:p>5,32E-002</text:p>
          </table:table-cell>
          <table:table-cell office:value-type="float" office:value="0.00026525" calcext:value-type="float">
            <text:p>2,65E-004</text:p>
          </table:table-cell>
          <table:table-cell office:value-type="float" office:value="200.565504" calcext:value-type="float">
            <text:p>2,01E+002</text:p>
          </table:table-cell>
          <table:table-cell table:number-columns-repeated="2"/>
        </table:table-row>
        <table:table-row table:style-name="ro2">
          <table:table-cell office:value-type="float" office:value="0.08" calcext:value-type="float">
            <text:p>8,00E-002</text:p>
          </table:table-cell>
          <table:table-cell office:value-type="float" office:value="0.0544" calcext:value-type="float">
            <text:p>5,44E-002</text:p>
          </table:table-cell>
          <table:table-cell office:value-type="float" office:value="0.00027207" calcext:value-type="float">
            <text:p>2,72E-004</text:p>
          </table:table-cell>
          <table:table-cell office:value-type="float" office:value="199.948543" calcext:value-type="float">
            <text:p>2,00E+002</text:p>
          </table:table-cell>
          <table:table-cell table:number-columns-repeated="2"/>
        </table:table-row>
        <table:table-row table:style-name="ro2">
          <table:table-cell office:value-type="float" office:value="0.082" calcext:value-type="float">
            <text:p>8,20E-002</text:p>
          </table:table-cell>
          <table:table-cell office:value-type="float" office:value="0.056" calcext:value-type="float">
            <text:p>5,60E-002</text:p>
          </table:table-cell>
          <table:table-cell office:value-type="float" office:value="0.00027917" calcext:value-type="float">
            <text:p>2,79E-004</text:p>
          </table:table-cell>
          <table:table-cell office:value-type="float" office:value="200.59462" calcext:value-type="float">
            <text:p>2,01E+002</text:p>
          </table:table-cell>
          <table:table-cell table:number-columns-repeated="2"/>
        </table:table-row>
        <table:table-row table:style-name="ro2">
          <table:table-cell office:value-type="float" office:value="0.084" calcext:value-type="float">
            <text:p>8,40E-002</text:p>
          </table:table-cell>
          <table:table-cell office:value-type="float" office:value="0.0572" calcext:value-type="float">
            <text:p>5,72E-002</text:p>
          </table:table-cell>
          <table:table-cell office:value-type="float" office:value="0.00028563" calcext:value-type="float">
            <text:p>2,86E-004</text:p>
          </table:table-cell>
          <table:table-cell office:value-type="float" office:value="200.259076" calcext:value-type="float">
            <text:p>2,00E+002</text:p>
          </table:table-cell>
          <table:table-cell table:number-columns-repeated="2"/>
        </table:table-row>
        <table:table-row table:style-name="ro2">
          <table:table-cell office:value-type="float" office:value="0.086" calcext:value-type="float">
            <text:p>8,60E-002</text:p>
          </table:table-cell>
          <table:table-cell office:value-type="float" office:value="0.0584" calcext:value-type="float">
            <text:p>5,84E-002</text:p>
          </table:table-cell>
          <table:table-cell office:value-type="float" office:value="0.00029261" calcext:value-type="float">
            <text:p>2,93E-004</text:p>
          </table:table-cell>
          <table:table-cell office:value-type="float" office:value="199.583063" calcext:value-type="float">
            <text:p>2,00E+002</text:p>
          </table:table-cell>
          <table:table-cell table:number-columns-repeated="2"/>
        </table:table-row>
        <table:table-row table:style-name="ro2">
          <table:table-cell office:value-type="float" office:value="0.088" calcext:value-type="float">
            <text:p>8,80E-002</text:p>
          </table:table-cell>
          <table:table-cell office:value-type="float" office:value="0.0604" calcext:value-type="float">
            <text:p>6,04E-002</text:p>
          </table:table-cell>
          <table:table-cell office:value-type="float" office:value="0.00029969" calcext:value-type="float">
            <text:p>3,00E-004</text:p>
          </table:table-cell>
          <table:table-cell office:value-type="float" office:value="201.541593" calcext:value-type="float">
            <text:p>2,02E+002</text:p>
          </table:table-cell>
          <table:table-cell table:number-columns-repeated="2"/>
        </table:table-row>
        <table:table-row table:style-name="ro2">
          <table:table-cell office:value-type="float" office:value="0.09" calcext:value-type="float">
            <text:p>9,00E-002</text:p>
          </table:table-cell>
          <table:table-cell office:value-type="float" office:value="0.0616" calcext:value-type="float">
            <text:p>6,16E-002</text:p>
          </table:table-cell>
          <table:table-cell office:value-type="float" office:value="0.00030594" calcext:value-type="float">
            <text:p>3,06E-004</text:p>
          </table:table-cell>
          <table:table-cell office:value-type="float" office:value="201.346669" calcext:value-type="float">
            <text:p>2,01E+002</text:p>
          </table:table-cell>
          <table:table-cell table:number-columns-repeated="2"/>
        </table:table-row>
        <table:table-row table:style-name="ro2">
          <table:table-cell office:value-type="float" office:value="0.092" calcext:value-type="float">
            <text:p>9,20E-002</text:p>
          </table:table-cell>
          <table:table-cell office:value-type="float" office:value="0.0628" calcext:value-type="float">
            <text:p>6,28E-002</text:p>
          </table:table-cell>
          <table:table-cell office:value-type="float" office:value="0.00031308" calcext:value-type="float">
            <text:p>3,13E-004</text:p>
          </table:table-cell>
          <table:table-cell office:value-type="float" office:value="200.587709" calcext:value-type="float">
            <text:p>2,01E+002</text:p>
          </table:table-cell>
          <table:table-cell table:number-columns-repeated="2"/>
        </table:table-row>
        <table:table-row table:style-name="ro2">
          <table:table-cell office:value-type="float" office:value="0.094" calcext:value-type="float">
            <text:p>9,40E-002</text:p>
          </table:table-cell>
          <table:table-cell office:value-type="float" office:value="0.0648" calcext:value-type="float">
            <text:p>6,48E-002</text:p>
          </table:table-cell>
          <table:table-cell office:value-type="float" office:value="0.00032029" calcext:value-type="float">
            <text:p>3,20E-004</text:p>
          </table:table-cell>
          <table:table-cell office:value-type="float" office:value="202.316651" calcext:value-type="float">
            <text:p>2,02E+002</text:p>
          </table:table-cell>
          <table:table-cell table:number-columns-repeated="2"/>
        </table:table-row>
        <table:table-row table:style-name="ro2">
          <table:table-cell office:value-type="float" office:value="0.096" calcext:value-type="float">
            <text:p>9,60E-002</text:p>
          </table:table-cell>
          <table:table-cell office:value-type="float" office:value="0.066" calcext:value-type="float">
            <text:p>6,60E-002</text:p>
          </table:table-cell>
          <table:table-cell office:value-type="float" office:value="0.00032692" calcext:value-type="float">
            <text:p>3,27E-004</text:p>
          </table:table-cell>
          <table:table-cell office:value-type="float" office:value="201.884253" calcext:value-type="float">
            <text:p>2,02E+002</text:p>
          </table:table-cell>
          <table:table-cell table:number-columns-repeated="2"/>
        </table:table-row>
        <table:table-row table:style-name="ro2">
          <table:table-cell office:value-type="float" office:value="0.098" calcext:value-type="float">
            <text:p>9,80E-002</text:p>
          </table:table-cell>
          <table:table-cell office:value-type="float" office:value="0.0668" calcext:value-type="float">
            <text:p>6,68E-002</text:p>
          </table:table-cell>
          <table:table-cell office:value-type="float" office:value="0.00033335" calcext:value-type="float">
            <text:p>3,33E-004</text:p>
          </table:table-cell>
          <table:table-cell office:value-type="float" office:value="200.389981" calcext:value-type="float">
            <text:p>2,00E+002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1,00E-001</text:p>
          </table:table-cell>
          <table:table-cell office:value-type="float" office:value="0.0684" calcext:value-type="float">
            <text:p>6,84E-002</text:p>
          </table:table-cell>
          <table:table-cell office:value-type="float" office:value="0.00034037" calcext:value-type="float">
            <text:p>3,40E-004</text:p>
          </table:table-cell>
          <table:table-cell office:value-type="float" office:value="200.957781" calcext:value-type="float">
            <text:p>2,01E+002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TEST RESULTS: <text:s/>RES4P <text:s/>07/01/2015 <text:s/>17:07:0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15:53:28.388870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2T15:58:49.514005806</dc:date>
    <dc:creator>Nicolas Paillet</dc:creator>
    <meta:editing-duration>PT39M42S</meta:editing-duration>
    <meta:editing-cycles>4</meta:editing-cycles>
    <meta:generator>LibreOffice/4.3.7.2$Linux_X86_64 LibreOffice_project/430m0$Build-2</meta:generator>
    <meta:document-statistic meta:table-count="1" meta:cell-count="4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1_1.B111:1_1.C11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:categories table:cell-range-address="1_1.B111:1_1.C1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67cm" svg:height="10.402cm" xlink:href=".." xlink:type="simple" chart:class="chart:scatter" chart:column-mapping="1 0" chart:style-name="ch1">
        <chart:legend chart:legend-position="end" svg:x="17.971cm" svg:y="4.653cm" style:legend-expansion="high" chart:style-name="ch2"/>
        <chart:plot-area chart:style-name="ch3" table:cell-range-address="1_1.B45:1_1.C145" svg:x="0.44cm" svg:y="0.208cm" svg:width="15.499cm" svg:height="9.984cm">
          <chartooo:coordinate-region svg:x="1.274cm" svg:y="0.407cm" svg:width="13.883cm" svg:height="9.5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_1.B45:1_1.B145" chart:class="chart:scatter">
            <chart:domain table:cell-range-address="1_1.C45:1_1.C145"/>
            <chart:regression-curve chart:style-name="ch7">
              <chart:equation chart:display-equation="true" chart:display-r-square="true" svg:x="15.4cm" svg:y="2.451cm"/>
            </chart:regression-curve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34195">
                <text:p>-0.00034195</text:p>
                <draw:g>
                  <svg:desc>1_1.C45:1_1.C145</svg:desc>
                </draw:g>
              </table:table-cell>
              <table:table-cell office:value-type="float" office:value="-0.0676">
                <text:p>-0.0676</text:p>
                <draw:g>
                  <svg:desc>1_1.B45:1_1.B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33516">
                <text:p>-0.00033516</text:p>
              </table:table-cell>
              <table:table-cell office:value-type="float" office:value="-0.066">
                <text:p>-0.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32858">
                <text:p>-0.00032858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32147">
                <text:p>-0.00032147</text:p>
              </table:table-cell>
              <table:table-cell office:value-type="float" office:value="-0.0636">
                <text:p>-0.0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31455">
                <text:p>-0.00031455</text:p>
              </table:table-cell>
              <table:table-cell office:value-type="float" office:value="-0.0616">
                <text:p>-0.0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30798">
                <text:p>-0.00030798</text:p>
              </table:table-cell>
              <table:table-cell office:value-type="float" office:value="-0.0604">
                <text:p>-0.0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30105">
                <text:p>-0.00030105</text:p>
              </table:table-cell>
              <table:table-cell office:value-type="float" office:value="-0.0588">
                <text:p>-0.0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29434">
                <text:p>-0.00029434</text:p>
              </table:table-cell>
              <table:table-cell office:value-type="float" office:value="-0.0576">
                <text:p>-0.0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28767">
                <text:p>-0.00028767</text:p>
              </table:table-cell>
              <table:table-cell office:value-type="float" office:value="-0.0572">
                <text:p>-0.0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28066">
                <text:p>-0.00028066</text:p>
              </table:table-cell>
              <table:table-cell office:value-type="float" office:value="-0.0544">
                <text:p>-0.0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2737">
                <text:p>-0.0002737</text:p>
              </table:table-cell>
              <table:table-cell office:value-type="float" office:value="-0.0532">
                <text:p>-0.0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26703">
                <text:p>-0.00026703</text:p>
              </table:table-cell>
              <table:table-cell office:value-type="float" office:value="-0.052">
                <text:p>-0.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26029">
                <text:p>-0.00026029</text:p>
              </table:table-cell>
              <table:table-cell office:value-type="float" office:value="-0.0512">
                <text:p>-0.0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25345">
                <text:p>-0.00025345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24624">
                <text:p>-0.00024624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23979">
                <text:p>-0.00023979</text:p>
              </table:table-cell>
              <table:table-cell office:value-type="float" office:value="-0.0464">
                <text:p>-0.0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2328">
                <text:p>-0.0002328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22613">
                <text:p>-0.00022613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21921">
                <text:p>-0.00021921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21234">
                <text:p>-0.00021234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20558">
                <text:p>-0.00020558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19872">
                <text:p>-0.00019872</text:p>
              </table:table-cell>
              <table:table-cell office:value-type="float" office:value="-0.0388">
                <text:p>-0.0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19196">
                <text:p>-0.00019196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18523">
                <text:p>-0.00018523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17829">
                <text:p>-0.00017829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17134">
                <text:p>-0.00017134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16477">
                <text:p>-0.00016477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15784">
                <text:p>-0.00015784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15124">
                <text:p>-0.00015124</text:p>
              </table:table-cell>
              <table:table-cell office:value-type="float" office:value="-0.0292">
                <text:p>-0.0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14405">
                <text:p>-0.00014405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13745">
                <text:p>-0.00013745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13045">
                <text:p>-0.00013045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12379">
                <text:p>-0.00012379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11698">
                <text:p>-0.00011698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10996">
                <text:p>-0.00010996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10319">
                <text:p>-0.0001031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96541">
                <text:p>-0.000096541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896">
                <text:p>-0.0000896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82898">
                <text:p>-0.000082898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7594">
                <text:p>-0.00007594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69123">
                <text:p>-0.000069123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62436">
                <text:p>-0.000062436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55454">
                <text:p>-0.000055454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48905">
                <text:p>-0.000048905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41684">
                <text:p>-0.000041684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35067">
                <text:p>-0.000035067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28134">
                <text:p>-0.000028134</text:p>
              </table:table-cell>
              <table:table-cell office:value-type="float" office:value="-0.0048">
                <text:p>-0.0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21526">
                <text:p>-0.000021526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14568">
                <text:p>-0.000014568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766">
                <text:p>-0.00000766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0023825">
                <text:p>-0.00000023825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00049473">
                <text:p>-0.00000049473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12521">
                <text:p>0.000012521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19786">
                <text:p>0.00001978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26568">
                <text:p>0.00002656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33303">
                <text:p>0.000033303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40167">
                <text:p>0.000040167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47">
                <text:p>0.000047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54007">
                <text:p>0.000054007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60622">
                <text:p>0.000060622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67532">
                <text:p>0.000067532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74077">
                <text:p>0.000074077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81397">
                <text:p>0.000081397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87934">
                <text:p>0.00008793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94803">
                <text:p>0.0000948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01499">
                <text:p>0.000101499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08404">
                <text:p>0.000108404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1536">
                <text:p>0.0001153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2204">
                <text:p>0.00012204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3547">
                <text:p>0.00013547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4216">
                <text:p>0.00014216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14958">
                <text:p>0.0001495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5597">
                <text:p>0.00015597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6292">
                <text:p>0.00016292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6958">
                <text:p>0.0001695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767">
                <text:p>0.000176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8328">
                <text:p>0.00018328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9025">
                <text:p>0.00019025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19714">
                <text:p>0.000197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0386">
                <text:p>0.00020386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1051">
                <text:p>0.0002105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1762">
                <text:p>0.0002176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2465">
                <text:p>0.00022465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3103">
                <text:p>0.00023103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3791">
                <text:p>0.0002379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4506">
                <text:p>0.00024506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5207">
                <text:p>0.00025207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5835">
                <text:p>0.00025835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6525">
                <text:p>0.00026525</text:p>
              </table:table-cell>
              <table:table-cell office:value-type="float" office:value="0.0532">
                <text:p>0.05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7207">
                <text:p>0.00027207</text:p>
              </table:table-cell>
              <table:table-cell office:value-type="float" office:value="0.0544">
                <text:p>0.05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7917">
                <text:p>0.0002791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8563">
                <text:p>0.00028563</text:p>
              </table:table-cell>
              <table:table-cell office:value-type="float" office:value="0.0572">
                <text:p>0.05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9261">
                <text:p>0.00029261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29969">
                <text:p>0.00029969</text:p>
              </table:table-cell>
              <table:table-cell office:value-type="float" office:value="0.0604">
                <text:p>0.0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0594">
                <text:p>0.00030594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1308">
                <text:p>0.00031308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2029">
                <text:p>0.00032029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32692">
                <text:p>0.00032692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33335">
                <text:p>0.00033335</text:p>
              </table:table-cell>
              <table:table-cell office:value-type="float" office:value="0.0668">
                <text:p>0.06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34037">
                <text:p>0.00034037</text:p>
              </table:table-cell>
              <table:table-cell office:value-type="float" office:value="0.0684">
                <text:p>0.06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